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CircularDependencyStrateg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CircularDependencyStrategy.ErrorCircularDependency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CircularDependencyStrategy.handleCircularDependency( ModuleRevisionId [ ] mr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